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c7ef" officeooo:paragraph-rsid="000dc7ef"/>
    </style:style>
    <style:style style:name="P2" style:family="paragraph" style:parent-style-name="Standard">
      <style:text-properties officeooo:rsid="000dc7ef" officeooo:paragraph-rsid="000df5e2"/>
    </style:style>
    <style:style style:name="P3" style:family="paragraph" style:parent-style-name="Standard">
      <style:text-properties officeooo:rsid="000df5e2" officeooo:paragraph-rsid="000df5e2"/>
    </style:style>
    <style:style style:name="P4" style:family="paragraph" style:parent-style-name="Standard">
      <style:text-properties officeooo:rsid="000fdbae" officeooo:paragraph-rsid="000fdbae"/>
    </style:style>
    <style:style style:name="P5" style:family="paragraph" style:parent-style-name="Standard">
      <style:text-properties fo:font-weight="bold" officeooo:rsid="000dc7ef" officeooo:paragraph-rsid="001e803a" style:font-weight-asian="bold" style:font-weight-complex="bold"/>
    </style:style>
    <style:style style:name="P6" style:family="paragraph" style:parent-style-name="Standard">
      <style:text-properties fo:font-weight="bold" officeooo:rsid="00137d01" officeooo:paragraph-rsid="00137d01" style:font-weight-asian="bold" style:font-weight-complex="bold"/>
    </style:style>
    <style:style style:name="P7" style:family="paragraph" style:parent-style-name="Standard">
      <style:text-properties fo:font-weight="bold" officeooo:rsid="00161486" officeooo:paragraph-rsid="00161486" style:font-weight-asian="bold" style:font-weight-complex="bold"/>
    </style:style>
    <style:style style:name="P8" style:family="paragraph" style:parent-style-name="Standard">
      <style:text-properties fo:font-weight="bold" officeooo:rsid="00161486" officeooo:paragraph-rsid="001e20df" style:font-weight-asian="bold" style:font-weight-complex="bold"/>
    </style:style>
    <style:style style:name="P9" style:family="paragraph" style:parent-style-name="Standard">
      <style:text-properties fo:font-weight="bold" officeooo:rsid="001e803a" officeooo:paragraph-rsid="00338f11" style:font-weight-asian="bold" style:font-weight-complex="bold"/>
    </style:style>
    <style:style style:name="P10" style:family="paragraph" style:parent-style-name="Standard">
      <style:text-properties fo:font-weight="bold" officeooo:rsid="0029aab7" officeooo:paragraph-rsid="0029aab7" style:font-weight-asian="bold" style:font-weight-complex="bold"/>
    </style:style>
    <style:style style:name="P11" style:family="paragraph" style:parent-style-name="Standard">
      <style:text-properties fo:font-weight="bold" officeooo:rsid="0029aab7" officeooo:paragraph-rsid="00338f11" style:font-weight-asian="bold" style:font-weight-complex="bold"/>
    </style:style>
    <style:style style:name="P12" style:family="paragraph" style:parent-style-name="Standard">
      <style:text-properties fo:font-weight="bold" officeooo:rsid="0031454c" officeooo:paragraph-rsid="0031454c" style:font-weight-asian="bold" style:font-weight-complex="bold"/>
    </style:style>
    <style:style style:name="P13" style:family="paragraph" style:parent-style-name="Standard">
      <style:text-properties fo:font-weight="bold" officeooo:rsid="00325e0f" officeooo:paragraph-rsid="00325e0f" style:font-weight-asian="bold" style:font-weight-complex="bold"/>
    </style:style>
    <style:style style:name="P14" style:family="paragraph" style:parent-style-name="Standard">
      <style:text-properties fo:font-weight="bold" officeooo:rsid="00370a60" officeooo:paragraph-rsid="00370a60" style:font-weight-asian="bold" style:font-weight-complex="bold"/>
    </style:style>
    <style:style style:name="P15" style:family="paragraph" style:parent-style-name="Standard">
      <style:text-properties fo:font-weight="bold" officeooo:rsid="003a86c8" officeooo:paragraph-rsid="003a86c8" style:font-weight-asian="bold" style:font-weight-complex="bold"/>
    </style:style>
    <style:style style:name="P16" style:family="paragraph" style:parent-style-name="Standard">
      <style:text-properties fo:font-weight="bold" officeooo:rsid="003b9b6f" officeooo:paragraph-rsid="003b9b6f" style:font-weight-asian="bold" style:font-weight-complex="bold"/>
    </style:style>
    <style:style style:name="P17" style:family="paragraph" style:parent-style-name="Standard">
      <style:text-properties fo:font-weight="bold" officeooo:rsid="003c8547" officeooo:paragraph-rsid="003c8547" style:font-weight-asian="bold" style:font-weight-complex="bold"/>
    </style:style>
    <style:style style:name="P18" style:family="paragraph" style:parent-style-name="Standard">
      <style:text-properties fo:font-weight="bold" officeooo:rsid="00411045" officeooo:paragraph-rsid="00411045" style:font-weight-asian="bold" style:font-weight-complex="bold"/>
    </style:style>
    <style:style style:name="P19" style:family="paragraph" style:parent-style-name="Standard">
      <style:text-properties fo:font-weight="bold" officeooo:rsid="00471d1a" officeooo:paragraph-rsid="00471d1a" style:font-weight-asian="bold" style:font-weight-complex="bold"/>
    </style:style>
    <style:style style:name="P20" style:family="paragraph" style:parent-style-name="Standard">
      <style:text-properties fo:font-weight="bold" officeooo:rsid="00493b7f" officeooo:paragraph-rsid="00493b7f" style:font-weight-asian="bold" style:font-weight-complex="bold"/>
    </style:style>
    <style:style style:name="P21" style:family="paragraph" style:parent-style-name="Standard">
      <style:text-properties fo:font-weight="bold" officeooo:rsid="004b8b07" officeooo:paragraph-rsid="004b8b07" style:font-weight-asian="bold" style:font-weight-complex="bold"/>
    </style:style>
    <style:style style:name="P22" style:family="paragraph" style:parent-style-name="Standard">
      <style:text-properties fo:font-weight="bold" officeooo:rsid="004be6fe" officeooo:paragraph-rsid="004be6fe" style:font-weight-asian="bold" style:font-weight-complex="bold"/>
    </style:style>
    <style:style style:name="P23" style:family="paragraph" style:parent-style-name="Standard">
      <style:text-properties fo:font-weight="bold" officeooo:rsid="004ec485" officeooo:paragraph-rsid="004ec485" style:font-weight-asian="bold" style:font-weight-complex="bold"/>
    </style:style>
    <style:style style:name="P24" style:family="paragraph" style:parent-style-name="Standard">
      <style:text-properties fo:font-weight="bold" officeooo:paragraph-rsid="0029bd18"/>
    </style:style>
    <style:style style:name="P25" style:family="paragraph" style:parent-style-name="Standard">
      <style:text-properties fo:font-weight="bold" officeooo:rsid="0029da95" officeooo:paragraph-rsid="0029da95"/>
    </style:style>
    <style:style style:name="P26" style:family="paragraph" style:parent-style-name="Standard">
      <style:text-properties fo:font-weight="bold" officeooo:paragraph-rsid="00370a60"/>
    </style:style>
    <style:style style:name="P27" style:family="paragraph" style:parent-style-name="Standard">
      <style:text-properties fo:font-weight="normal" officeooo:rsid="00137d01" officeooo:paragraph-rsid="00137d01" style:font-weight-asian="normal" style:font-weight-complex="normal"/>
    </style:style>
    <style:style style:name="P28" style:family="paragraph" style:parent-style-name="Standard">
      <style:text-properties fo:font-weight="normal" officeooo:rsid="0029da95" officeooo:paragraph-rsid="0029da95" style:font-weight-asian="normal" style:font-weight-complex="normal"/>
    </style:style>
    <style:style style:name="P29" style:family="paragraph" style:parent-style-name="Standard">
      <style:text-properties fo:font-weight="normal" officeooo:rsid="00493b7f" officeooo:paragraph-rsid="00493b7f" style:font-weight-asian="normal" style:font-weight-complex="normal"/>
    </style:style>
    <style:style style:name="P30" style:family="paragraph" style:parent-style-name="Standard">
      <style:text-properties officeooo:rsid="00137d01" officeooo:paragraph-rsid="00137d01"/>
    </style:style>
    <style:style style:name="P31" style:family="paragraph" style:parent-style-name="Standard">
      <style:text-properties officeooo:rsid="0014232b" officeooo:paragraph-rsid="0014232b"/>
    </style:style>
    <style:style style:name="P32" style:family="paragraph" style:parent-style-name="Standard">
      <style:text-properties officeooo:rsid="001ee9d3" officeooo:paragraph-rsid="001ee9d3"/>
    </style:style>
    <style:style style:name="P33" style:family="paragraph" style:parent-style-name="Standard">
      <style:text-properties fo:font-size="14pt" fo:font-weight="bold" officeooo:rsid="00493b7f" officeooo:paragraph-rsid="00493b7f" style:font-size-asian="14pt" style:font-weight-asian="bold" style:font-size-complex="14pt" style:font-weight-complex="bold"/>
    </style:style>
    <style:style style:name="P34" style:family="paragraph" style:parent-style-name="Standard">
      <style:text-properties officeooo:paragraph-rsid="00493b7f"/>
    </style:style>
    <style:style style:name="P35" style:family="paragraph" style:parent-style-name="Standard">
      <style:text-properties officeooo:paragraph-rsid="004b8b07"/>
    </style:style>
    <style:style style:name="P36" style:family="paragraph" style:parent-style-name="Standard">
      <style:text-properties officeooo:paragraph-rsid="004be6fe"/>
    </style:style>
    <style:style style:name="P37" style:family="paragraph" style:parent-style-name="Standard">
      <style:text-properties officeooo:paragraph-rsid="004ec485"/>
    </style:style>
    <style:style style:name="P38" style:family="paragraph" style:parent-style-name="Standard">
      <style:paragraph-properties style:border-line-width-bottom="0.088cm 0.026cm 0.026cm" fo:padding="0.074cm" fo:border-left="none" fo:border-right="none" fo:border-top="none" fo:border-bottom="4pt double #000000" style:join-border="false"/>
      <style:text-properties fo:font-weight="bold" officeooo:rsid="001a2d11" officeooo:paragraph-rsid="001a2d11" style:font-weight-asian="bold" style:font-weight-complex="bold"/>
    </style:style>
    <style:style style:name="P39" style:family="paragraph" style:parent-style-name="Standard">
      <style:paragraph-properties style:border-line-width-bottom="0.088cm 0.026cm 0.026cm" fo:padding="0.074cm" fo:border-left="none" fo:border-right="none" fo:border-top="none" fo:border-bottom="4pt double #000000" style:join-border="false"/>
      <style:text-properties fo:font-weight="bold" officeooo:rsid="001e803a" officeooo:paragraph-rsid="001e803a" style:font-weight-asian="bold" style:font-weight-complex="bold"/>
    </style:style>
    <style:style style:name="P40" style:family="paragraph" style:parent-style-name="Standard">
      <style:paragraph-properties style:border-line-width-bottom="0.088cm 0.026cm 0.026cm" fo:padding="0.074cm" fo:border-left="none" fo:border-right="none" fo:border-top="none" fo:border-bottom="4pt double #000000" style:join-border="false"/>
      <style:text-properties fo:font-weight="bold" officeooo:rsid="0031454c" officeooo:paragraph-rsid="0031454c" style:font-weight-asian="bold" style:font-weight-complex="bold"/>
    </style:style>
    <style:style style:name="P41" style:family="paragraph" style:parent-style-name="Standard">
      <style:paragraph-properties style:border-line-width-bottom="0.088cm 0.026cm 0.026cm" fo:padding="0.074cm" fo:border-left="none" fo:border-right="none" fo:border-top="none" fo:border-bottom="4pt double #000000" style:join-border="false"/>
      <style:text-properties fo:font-weight="bold" officeooo:rsid="0039e7a5" officeooo:paragraph-rsid="0039e7a5" style:font-weight-asian="bold" style:font-weight-complex="bold"/>
    </style:style>
    <style:style style:name="P42" style:family="paragraph" style:parent-style-name="Standard">
      <style:paragraph-properties style:border-line-width-bottom="0.088cm 0.026cm 0.026cm" fo:padding="0.074cm" fo:border-left="none" fo:border-right="none" fo:border-top="none" fo:border-bottom="4pt double #000000" style:join-border="false"/>
      <style:text-properties fo:font-weight="bold" officeooo:rsid="00411045" officeooo:paragraph-rsid="00411045" style:font-weight-asian="bold" style:font-weight-complex="bold"/>
    </style:style>
    <style:style style:name="P43" style:family="paragraph" style:parent-style-name="Standard">
      <style:paragraph-properties style:border-line-width-bottom="0.088cm 0.026cm 0.026cm" fo:padding="0.074cm" fo:border-left="none" fo:border-right="none" fo:border-top="none" fo:border-bottom="4pt double #000000" style:join-border="false"/>
      <style:text-properties fo:font-weight="bold" officeooo:rsid="003b9b6f" officeooo:paragraph-rsid="003b9b6f" style:font-weight-asian="bold" style:font-weight-complex="bold"/>
    </style:style>
    <style:style style:name="P44" style:family="paragraph" style:parent-style-name="Standard">
      <style:paragraph-properties style:border-line-width-bottom="0.088cm 0.026cm 0.026cm" fo:padding="0.074cm" fo:border-left="none" fo:border-right="none" fo:border-top="none" fo:border-bottom="4pt double #000000" style:join-border="false"/>
      <style:text-properties fo:font-weight="bold" officeooo:rsid="00471d1a" officeooo:paragraph-rsid="00477006" style:font-weight-asian="bold" style:font-weight-complex="bold"/>
    </style:style>
    <style:style style:name="P45" style:family="paragraph" style:parent-style-name="Standard">
      <style:paragraph-properties style:border-line-width-bottom="0.088cm 0.026cm 0.026cm" fo:padding="0.074cm" fo:border-left="none" fo:border-right="none" fo:border-top="none" fo:border-bottom="4pt double #000000" style:join-border="false"/>
      <style:text-properties officeooo:rsid="0014232b" officeooo:paragraph-rsid="0014232b"/>
    </style:style>
    <style:style style:name="P46" style:family="paragraph" style:parent-style-name="Standard">
      <style:paragraph-properties style:border-line-width-bottom="0.088cm 0.026cm 0.026cm" fo:padding="0.074cm" fo:border-left="none" fo:border-right="none" fo:border-top="none" fo:border-bottom="4pt double #000000" style:join-border="false"/>
      <style:text-properties officeooo:rsid="0022e486" officeooo:paragraph-rsid="0022e486"/>
    </style:style>
    <style:style style:name="P47" style:family="paragraph" style:parent-style-name="Standard">
      <style:paragraph-properties style:border-line-width-bottom="0.088cm 0.026cm 0.026cm" fo:padding="0.074cm" fo:border-left="none" fo:border-right="none" fo:border-top="none" fo:border-bottom="4pt double #000000" style:join-border="false"/>
      <style:text-properties fo:font-weight="normal" officeooo:rsid="002e1247" officeooo:paragraph-rsid="002e1247" style:font-weight-asian="normal" style:font-weight-complex="normal"/>
    </style:style>
    <style:style style:name="P48" style:family="paragraph" style:parent-style-name="Preformatted_20_Text">
      <style:text-properties fo:font-variant="normal" fo:text-transform="none" fo:color="#222222" style:font-name="Source Code Pro" fo:font-size="10.5pt" fo:letter-spacing="normal" fo:font-style="normal" fo:font-weight="normal" officeooo:paragraph-rsid="0029bd18"/>
    </style:style>
    <style:style style:name="P49" style:family="paragraph" style:parent-style-name="Preformatted_20_Text">
      <style:text-properties fo:font-variant="normal" fo:text-transform="none" fo:color="#222222" style:font-name="Source Code Pro" fo:font-size="10.5pt" fo:letter-spacing="normal" fo:font-style="normal" fo:font-weight="normal" officeooo:rsid="0029bd18" officeooo:paragraph-rsid="0029bd18"/>
    </style:style>
    <style:style style:name="P50" style:family="paragraph" style:parent-style-name="Preformatted_20_Text">
      <style:text-properties fo:font-variant="normal" fo:text-transform="none" fo:color="#222222" style:font-name="Source Code Pro" fo:font-size="10.5pt" fo:letter-spacing="normal" fo:font-style="normal" fo:font-weight="normal" officeooo:rsid="0029da95" officeooo:paragraph-rsid="0029da95"/>
    </style:style>
    <style:style style:name="P51" style:family="paragraph" style:parent-style-name="Preformatted_20_Text">
      <style:text-properties fo:font-variant="normal" fo:text-transform="none" fo:color="#222222" style:font-name="Source Code Pro" fo:font-size="10.5pt" fo:letter-spacing="normal" fo:font-style="normal" fo:font-weight="normal" officeooo:rsid="002f6912" officeooo:paragraph-rsid="002f6912"/>
    </style:style>
    <style:style style:name="T1" style:family="text">
      <style:text-properties officeooo:rsid="000dc7ef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officeooo:rsid="000df5e2"/>
    </style:style>
    <style:style style:name="T5" style:family="text">
      <style:text-properties officeooo:rsid="0010087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3f0f9" style:font-weight-asian="bold" style:font-weight-complex="bold"/>
    </style:style>
    <style:style style:name="T8" style:family="text">
      <style:text-properties fo:font-weight="bold" officeooo:rsid="0029bd18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7ebe2" style:font-weight-asian="normal" style:font-weight-complex="normal"/>
    </style:style>
    <style:style style:name="T11" style:family="text">
      <style:text-properties fo:font-weight="normal" officeooo:rsid="001a2d11" style:font-weight-asian="normal" style:font-weight-complex="normal"/>
    </style:style>
    <style:style style:name="T12" style:family="text">
      <style:text-properties fo:font-weight="normal" officeooo:rsid="001ca2b4" style:font-weight-asian="normal" style:font-weight-complex="normal"/>
    </style:style>
    <style:style style:name="T13" style:family="text">
      <style:text-properties fo:font-weight="normal" officeooo:rsid="0023f0f9" style:font-weight-asian="normal" style:font-weight-complex="normal"/>
    </style:style>
    <style:style style:name="T14" style:family="text">
      <style:text-properties fo:font-weight="normal" officeooo:rsid="00255580" style:font-weight-asian="normal" style:font-weight-complex="normal"/>
    </style:style>
    <style:style style:name="T15" style:family="text">
      <style:text-properties fo:font-weight="normal" officeooo:rsid="001e803a" style:font-weight-asian="normal" style:font-weight-complex="normal"/>
    </style:style>
    <style:style style:name="T16" style:family="text">
      <style:text-properties fo:font-weight="normal" officeooo:rsid="0031454c" style:font-weight-asian="normal" style:font-weight-complex="normal"/>
    </style:style>
    <style:style style:name="T17" style:family="text">
      <style:text-properties fo:font-weight="normal" officeooo:rsid="00370a60" style:font-weight-asian="normal" style:font-weight-complex="normal"/>
    </style:style>
    <style:style style:name="T18" style:family="text">
      <style:text-properties fo:font-weight="normal" officeooo:rsid="0043ae95" style:font-weight-asian="normal" style:font-weight-complex="normal"/>
    </style:style>
    <style:style style:name="T19" style:family="text">
      <style:text-properties officeooo:rsid="00161486"/>
    </style:style>
    <style:style style:name="T20" style:family="text">
      <style:text-properties officeooo:rsid="001bf5b8"/>
    </style:style>
    <style:style style:name="T21" style:family="text">
      <style:text-properties officeooo:rsid="00261773"/>
    </style:style>
    <style:style style:name="T22" style:family="text">
      <style:text-properties officeooo:rsid="00276935"/>
    </style:style>
    <style:style style:name="T23" style:family="text">
      <style:text-properties fo:color="#666666" style:font-weight-asian="normal" style:font-weight-complex="normal"/>
    </style:style>
    <style:style style:name="T24" style:family="text">
      <style:text-properties fo:color="#666666" style:font-name="Source Code Pro" fo:font-size="10.5pt" fo:font-style="normal" fo:font-weight="normal"/>
    </style:style>
    <style:style style:name="T25" style:family="text">
      <style:text-properties fo:color="#666666" style:font-name="Source Code Pro" fo:font-size="10.5pt" fo:font-style="normal" fo:font-weight="normal" fo:background-color="transparent" loext:char-shading-value="0"/>
    </style:style>
    <style:style style:name="T26" style:family="text">
      <style:text-properties fo:color="#4070a0" style:font-weight-asian="normal" style:font-weight-complex="normal"/>
    </style:style>
    <style:style style:name="T27" style:family="text">
      <style:text-properties fo:color="#4070a0" style:font-name="Source Code Pro" fo:font-size="10.5pt" fo:font-style="normal" fo:font-weight="normal"/>
    </style:style>
    <style:style style:name="T28" style:family="text">
      <style:text-properties fo:color="#4070a0" style:font-name="Source Code Pro" fo:font-size="10.5pt" fo:font-style="normal" fo:font-weight="normal" fo:background-color="transparent" loext:char-shading-value="0"/>
    </style:style>
    <style:style style:name="T29" style:family="text">
      <style:text-properties fo:color="#208050" style:font-name="Source Code Pro" fo:font-size="10.5pt" fo:font-style="normal" fo:font-weight="normal"/>
    </style:style>
    <style:style style:name="T30" style:family="text">
      <style:text-properties fo:color="#208050" style:font-name="Source Code Pro" fo:font-size="10.5pt" fo:font-style="normal" fo:font-weight="normal" fo:background-color="transparent" loext:char-shading-value="0"/>
    </style:style>
    <style:style style:name="T31" style:family="text">
      <style:text-properties fo:font-variant="normal" fo:text-transform="none" fo:color="#222222" style:font-name="Source Code Pro" fo:font-size="10.5pt" fo:letter-spacing="normal" fo:font-style="normal"/>
    </style:style>
    <style:style style:name="T32" style:family="text">
      <style:text-properties fo:font-variant="normal" fo:text-transform="none" fo:color="#222222" style:font-name="Source Code Pro" fo:font-size="10.5pt" fo:letter-spacing="normal" fo:font-style="normal" fo:font-weight="normal"/>
    </style:style>
    <style:style style:name="T33" style:family="text">
      <style:text-properties fo:font-variant="normal" fo:text-transform="none" fo:color="#222222" style:font-name="Source Code Pro" fo:font-size="10.5pt" fo:letter-spacing="normal" fo:font-style="normal" fo:font-weight="normal" style:font-weight-asian="normal" style:font-weight-complex="normal"/>
    </style:style>
    <style:style style:name="T34" style:family="text">
      <style:text-properties fo:font-variant="normal" fo:text-transform="none" fo:color="#222222" style:font-name="Source Code Pro" fo:font-size="10.5pt" fo:letter-spacing="normal" fo:font-style="normal" fo:font-weight="normal" officeooo:rsid="003bea5b" style:font-weight-asian="normal" style:font-weight-complex="normal"/>
    </style:style>
    <style:style style:name="T35" style:family="text">
      <style:text-properties fo:font-variant="normal" fo:text-transform="none" fo:color="#222222" style:font-name="Source Code Pro" fo:font-size="10.5pt" fo:letter-spacing="normal" fo:font-style="normal" fo:font-weight="normal" officeooo:rsid="000fdbae" style:font-weight-asian="normal" style:font-weight-complex="normal"/>
    </style:style>
    <style:style style:name="T36" style:family="text">
      <style:text-properties fo:font-variant="normal" fo:text-transform="none" fo:color="#222222" style:font-name="Source Code Pro" fo:font-size="10.5pt" fo:letter-spacing="normal" fo:font-style="normal" fo:font-weight="normal" officeooo:rsid="003fcdbb" style:font-weight-asian="normal" style:font-weight-complex="normal"/>
    </style:style>
    <style:style style:name="T37" style:family="text">
      <style:text-properties fo:font-variant="normal" fo:text-transform="none" fo:color="#222222" style:font-name="Source Code Pro" fo:font-size="10.5pt" fo:letter-spacing="normal" fo:font-style="normal" fo:font-weight="normal" officeooo:rsid="00477006" style:font-weight-asian="normal" style:font-weight-complex="normal"/>
    </style:style>
    <style:style style:name="T38" style:family="text">
      <style:text-properties fo:font-variant="normal" fo:text-transform="none" fo:color="#222222" style:font-name="Source Code Pro" fo:font-size="10.5pt" fo:letter-spacing="normal" fo:font-style="normal" fo:font-weight="normal" officeooo:rsid="00484524" style:font-weight-asian="normal" style:font-weight-complex="normal"/>
    </style:style>
    <style:style style:name="T39" style:family="text">
      <style:text-properties fo:font-variant="normal" fo:text-transform="none" fo:color="#222222" style:font-name="Source Code Pro" fo:font-size="10.5pt" fo:letter-spacing="normal" fo:font-style="normal" fo:font-weight="normal" fo:background-color="transparent" loext:char-shading-value="0"/>
    </style:style>
    <style:style style:name="T40" style:family="text">
      <style:text-properties fo:font-variant="normal" fo:text-transform="none" fo:color="#222222" style:font-name="Source Code Pro" fo:font-size="10.5pt" fo:letter-spacing="normal" fo:font-style="normal" fo:font-weight="normal" officeooo:rsid="004be6fe" fo:background-color="transparent" loext:char-shading-value="0"/>
    </style:style>
    <style:style style:name="T41" style:family="text">
      <style:text-properties fo:font-variant="normal" fo:text-transform="none" fo:color="#222222" style:font-name="Source Code Pro" fo:font-size="10.5pt" fo:letter-spacing="normal" fo:font-style="normal" fo:font-weight="normal" fo:background-color="transparent" loext:char-shading-value="0" style:font-weight-asian="normal" style:font-weight-complex="normal"/>
    </style:style>
    <style:style style:name="T42" style:family="text">
      <style:text-properties fo:font-variant="normal" fo:text-transform="none" fo:color="#222222" style:font-name="Source Code Pro" fo:font-size="10.5pt" fo:letter-spacing="normal" fo:font-style="normal" fo:font-weight="normal" officeooo:rsid="004ddd84" fo:background-color="transparent" loext:char-shading-value="0" style:font-weight-asian="normal" style:font-weight-complex="normal"/>
    </style:style>
    <style:style style:name="T43" style:family="text">
      <style:text-properties fo:font-variant="normal" fo:text-transform="none" fo:color="#222222" style:font-name="Source Code Pro" fo:font-size="10.5pt" fo:letter-spacing="normal" fo:font-style="normal" fo:font-weight="normal" officeooo:rsid="004ec485" fo:background-color="transparent" loext:char-shading-value="0"/>
    </style:style>
    <style:style style:name="T44" style:family="text">
      <style:text-properties fo:font-variant="normal" fo:text-transform="none" fo:color="#222222" style:font-name="Source Code Pro" fo:font-size="10.5pt" fo:letter-spacing="normal" fo:font-style="normal" style:font-weight-asian="bold" style:font-weight-complex="bold"/>
    </style:style>
    <style:style style:name="T45" style:family="text">
      <style:text-properties fo:font-variant="normal" fo:text-transform="none" fo:color="#222222" style:font-name="Source Code Pro" fo:font-size="10.5pt" fo:letter-spacing="normal" fo:font-style="normal" officeooo:rsid="004be6fe" style:font-weight-asian="bold" style:font-weight-complex="bold"/>
    </style:style>
    <style:style style:name="T46" style:family="text">
      <style:text-properties fo:font-variant="normal" fo:text-transform="none" fo:color="#222222" style:font-name="Source Code Pro" fo:font-size="10.5pt" fo:letter-spacing="normal" fo:font-style="normal" officeooo:rsid="004ec485" style:font-weight-asian="bold" style:font-weight-complex="bold"/>
    </style:style>
    <style:style style:name="T47" style:family="text">
      <style:text-properties fo:font-variant="normal" fo:text-transform="none" fo:color="#222222" style:font-name="Source Code Pro" fo:font-size="10.5pt" fo:letter-spacing="normal" fo:font-style="normal" fo:font-weight="bold" style:font-weight-asian="bold" style:font-weight-complex="bold"/>
    </style:style>
    <style:style style:name="T48" style:family="text">
      <style:text-properties fo:font-variant="normal" fo:text-transform="none" fo:color="#222222" style:font-name="Source Code Pro" fo:font-size="10.5pt" fo:letter-spacing="normal" fo:font-style="normal" fo:font-weight="bold" officeooo:rsid="002a1e07" style:font-weight-asian="bold" style:font-weight-complex="bold"/>
    </style:style>
    <style:style style:name="T49" style:family="text">
      <style:text-properties fo:font-variant="normal" fo:text-transform="none" fo:color="#222222" style:font-name="Source Code Pro" fo:font-size="10.5pt" fo:letter-spacing="normal" fo:font-style="normal" fo:font-weight="bold" officeooo:rsid="002c1df8" style:font-weight-asian="bold" style:font-weight-complex="bold"/>
    </style:style>
    <style:style style:name="T50" style:family="text">
      <style:text-properties fo:font-variant="normal" fo:text-transform="none" fo:color="#222222" style:font-name="Source Code Pro" fo:font-size="10.5pt" fo:letter-spacing="normal" fo:font-style="normal" fo:font-weight="bold" officeooo:rsid="00493b7f" style:font-weight-asian="bold" style:font-weight-complex="bold"/>
    </style:style>
    <style:style style:name="T51" style:family="text">
      <style:text-properties fo:font-variant="normal" fo:text-transform="none" fo:color="#222222" style:font-name="Source Code Pro" fo:font-size="10.5pt" fo:letter-spacing="normal" fo:font-style="normal" fo:font-weight="bold" officeooo:rsid="004b8b07" style:font-weight-asian="bold" style:font-weight-complex="bold"/>
    </style:style>
    <style:style style:name="T52" style:family="text">
      <style:text-properties fo:font-variant="normal" fo:text-transform="none" fo:color="#222222" style:font-name="Source Code Pro" fo:font-size="10.5pt" fo:letter-spacing="normal" fo:font-style="normal" fo:font-weight="bold" officeooo:rsid="004be6fe" style:font-weight-asian="bold" style:font-weight-complex="bold"/>
    </style:style>
    <style:style style:name="T53" style:family="text">
      <style:text-properties fo:font-variant="normal" fo:text-transform="none" fo:color="#222222" style:font-name="Source Code Pro" fo:font-size="10.5pt" fo:letter-spacing="normal" fo:font-style="normal" fo:font-weight="bold" officeooo:rsid="004ec485" style:font-weight-asian="bold" style:font-weight-complex="bold"/>
    </style:style>
    <style:style style:name="T54" style:family="text">
      <style:text-properties fo:font-variant="normal" fo:text-transform="none" fo:color="#222222" style:font-name="Source Code Pro" fo:font-size="10.5pt" fo:letter-spacing="normal" fo:font-style="normal" fo:font-weight="bold" fo:background-color="transparent" loext:char-shading-value="0"/>
    </style:style>
    <style:style style:name="T55" style:family="text">
      <style:text-properties fo:font-variant="normal" fo:text-transform="none" fo:color="#222222" style:font-name="Source Code Pro" fo:font-size="10.5pt" fo:letter-spacing="normal" fo:font-style="normal" fo:font-weight="bold" officeooo:rsid="00493b7f" fo:background-color="transparent" loext:char-shading-value="0"/>
    </style:style>
    <style:style style:name="T56" style:family="text">
      <style:text-properties fo:font-variant="normal" fo:text-transform="none" fo:color="#222222" style:font-name="Source Code Pro" fo:font-size="10.5pt" fo:letter-spacing="normal" fo:font-style="normal" fo:font-weight="bold" officeooo:rsid="004ddd84" fo:background-color="transparent" loext:char-shading-value="0" style:font-weight-asian="normal" style:font-weight-complex="normal"/>
    </style:style>
    <style:style style:name="T57" style:family="text">
      <style:text-properties fo:font-variant="normal" fo:text-transform="none" fo:color="#222222" style:font-name="Source Code Pro" fo:font-size="10.5pt" fo:letter-spacing="normal" fo:font-style="normal" officeooo:rsid="002a1e07"/>
    </style:style>
    <style:style style:name="T58" style:family="text">
      <style:text-properties fo:font-variant="normal" fo:text-transform="none" fo:color="#222222" style:font-name="Source Code Pro" fo:font-size="10.5pt" fo:letter-spacing="normal" fo:font-style="normal" officeooo:rsid="00484524"/>
    </style:style>
    <style:style style:name="T59" style:family="text">
      <style:text-properties fo:font-variant="normal" fo:text-transform="none" fo:color="#222222" style:font-name="Source Code Pro" fo:letter-spacing="normal" fo:font-style="normal"/>
    </style:style>
    <style:style style:name="T60" style:family="text">
      <style:text-properties fo:font-variant="normal" fo:text-transform="none" fo:color="#222222" fo:letter-spacing="normal"/>
    </style:style>
    <style:style style:name="T61" style:family="text">
      <style:text-properties fo:font-variant="normal" fo:text-transform="none" fo:color="#222222" fo:letter-spacing="normal" fo:background-color="transparent" loext:char-shading-value="0"/>
    </style:style>
    <style:style style:name="T62" style:family="text">
      <style:text-properties fo:font-variant="normal" fo:text-transform="none" fo:color="#666666" style:font-name="Source Code Pro" fo:font-size="10.5pt" fo:letter-spacing="normal" fo:font-style="normal" fo:font-weight="normal" style:font-weight-asian="normal" style:font-weight-complex="normal"/>
    </style:style>
    <style:style style:name="T63" style:family="text">
      <style:text-properties fo:font-variant="normal" fo:text-transform="none" fo:color="#666666" style:font-name="Source Code Pro" fo:font-size="10.5pt" fo:letter-spacing="normal" fo:font-style="normal" fo:font-weight="normal" fo:background-color="transparent" loext:char-shading-value="0"/>
    </style:style>
    <style:style style:name="T64" style:family="text">
      <style:text-properties fo:font-variant="normal" fo:text-transform="none" fo:color="#666666" style:font-name="Source Code Pro" fo:font-size="10.5pt" fo:letter-spacing="normal" fo:font-style="normal" fo:font-weight="normal" officeooo:rsid="004ddd84" fo:background-color="transparent" loext:char-shading-value="0"/>
    </style:style>
    <style:style style:name="T65" style:family="text">
      <style:text-properties fo:font-variant="normal" fo:text-transform="none" fo:color="#4070a0" style:font-name="Source Code Pro" fo:font-size="10.5pt" fo:letter-spacing="normal" fo:font-style="normal" fo:font-weight="normal" style:font-weight-asian="normal" style:font-weight-complex="normal"/>
    </style:style>
    <style:style style:name="T66" style:family="text">
      <style:text-properties fo:font-variant="normal" fo:text-transform="none" fo:color="#4070a0" style:font-name="Source Code Pro" fo:font-size="10.5pt" fo:letter-spacing="normal" fo:font-style="normal" fo:font-weight="normal" fo:background-color="transparent" loext:char-shading-value="0"/>
    </style:style>
    <style:style style:name="T67" style:family="text">
      <style:text-properties fo:font-variant="normal" fo:text-transform="none" fo:color="#208050" style:font-name="Source Code Pro" fo:font-size="10.5pt" fo:letter-spacing="normal" fo:font-style="normal" fo:font-weight="normal" style:font-weight-asian="normal" style:font-weight-complex="normal"/>
    </style:style>
    <style:style style:name="T68" style:family="text">
      <style:text-properties fo:font-variant="normal" fo:text-transform="none" fo:color="#208050" style:font-name="Source Code Pro" fo:font-size="10.5pt" fo:letter-spacing="normal" fo:font-style="normal" fo:font-weight="normal" fo:background-color="transparent" loext:char-shading-value="0"/>
    </style:style>
    <style:style style:name="T69" style:family="text">
      <style:text-properties fo:font-variant="normal" fo:text-transform="none" fo:color="#007020" style:font-name="Source Code Pro" fo:font-size="10.5pt" fo:letter-spacing="normal" fo:font-style="normal" fo:font-weight="bold" fo:background-color="transparent" loext:char-shading-value="0"/>
    </style:style>
    <style:style style:name="T70" style:family="text">
      <style:text-properties officeooo:rsid="0029bd18" style:font-weight-asian="bold" style:font-weight-complex="bold"/>
    </style:style>
    <style:style style:name="T71" style:family="text">
      <style:text-properties officeooo:rsid="00370a60" style:font-weight-asian="bold" style:font-weight-complex="bold"/>
    </style:style>
    <style:style style:name="T72" style:family="text">
      <style:text-properties style:font-weight-asian="normal" style:font-weight-complex="normal"/>
    </style:style>
    <style:style style:name="T73" style:family="text">
      <style:text-properties officeooo:rsid="0029bd18" style:font-weight-asian="normal" style:font-weight-complex="normal"/>
    </style:style>
    <style:style style:name="T74" style:family="text">
      <style:text-properties fo:font-size="18pt" officeooo:rsid="001ee9d3" style:font-size-asian="18pt" style:font-size-complex="18pt"/>
    </style:style>
    <style:style style:name="T75" style:family="text">
      <style:text-properties officeooo:rsid="00338f11"/>
    </style:style>
    <style:style style:name="T76" style:family="text">
      <style:text-properties officeooo:rsid="0037ef63"/>
    </style:style>
    <style:style style:name="T77" style:family="text">
      <style:text-properties officeooo:rsid="0038fb6f"/>
    </style:style>
    <style:style style:name="T78" style:family="text">
      <style:text-properties officeooo:rsid="0039e7a5"/>
    </style:style>
    <style:style style:name="T79" style:family="text">
      <style:text-properties style:font-name="Source Code Pro" fo:font-size="10.5pt" fo:font-style="normal" fo:font-weight="normal"/>
    </style:style>
    <style:style style:name="T80" style:family="text">
      <style:text-properties style:font-name="Source Code Pro" fo:font-size="10.5pt" fo:font-style="normal" fo:font-weight="normal" fo:background-color="transparent" loext:char-shading-value="0"/>
    </style:style>
    <style:style style:name="T81" style:family="text">
      <style:text-properties style:font-name="Source Code Pro" fo:font-size="10.5pt" fo:font-style="normal" fo:font-weight="normal" officeooo:rsid="004ec485" fo:background-color="transparent" loext:char-shading-value="0"/>
    </style:style>
    <style:style style:name="T82" style:family="text">
      <style:text-properties style:font-name="Source Code Pro" fo:font-size="10.5pt" fo:font-style="normal" fo:font-weight="bold"/>
    </style:style>
    <style:style style:name="T83" style:family="text">
      <style:text-properties style:font-name="Source Code Pro" fo:font-size="10.5pt" fo:font-style="normal" fo:font-weight="bold" fo:background-color="transparent" loext:char-shading-value="0"/>
    </style:style>
    <style:style style:name="T84" style:family="text">
      <style:text-properties style:font-name="Source Code Pro" fo:font-size="10.5pt" fo:font-style="normal" fo:font-weight="bold" officeooo:rsid="004ec485" fo:background-color="transparent" loext:char-shading-value="0"/>
    </style:style>
    <style:style style:name="T85" style:family="text">
      <style:text-properties fo:background-color="transparent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Insert(insert,insertOne,insertMany,save)</text:p>
      <text:p text:style-name="P9"><text:span text:style-name="T19">Find:(find)</text:span></text:p>
      <text:p text:style-name="P18">1.all – <text:span text:style-name="T9">db.users.find() </text:span>OR <text:span text:style-name="T9">db.users.find({})</text:span></text:p>
      <text:p text:style-name="P18">2.particular fields - <text:span text:style-name="T9"><text:s/>db.users.find({},{_id:0,name:1})</text:span></text:p>
      <text:p text:style-name="P42">3.particular doc - <text:span text:style-name="T9"><text:s/>db.users.find({</text:span><text:span text:style-name="T18">prize:{$gt:{10}</text:span><text:span text:style-name="T9">})</text:span></text:p>
      <text:p text:style-name="P18"><text:span text:style-name="T19">steps----</text:span></text:p>
      <text:p text:style-name="P7"><text:span text:style-name="T9">1</text:span>.<text:span text:style-name="T9">show dbs</text:span></text:p>
      <text:p text:style-name="P7"><text:span text:style-name="T9">2. use &lt;dbname&gt; // </text:span><text:span text:style-name="T11">directly useit</text:span></text:p>
      <text:p text:style-name="P7"><text:span text:style-name="T9">3. show collections</text:span></text:p>
      <text:p text:style-name="P8"><text:span text:style-name="T9">4. db.&lt;collection name&gt;.insert({‘_id’:1,id:1,name:’xyz’}) // _</text:span><text:span text:style-name="T10">id – overwrites _id</text:span><text:span text:style-name="T12">(12bytes hexa)</text:span><text:span text:style-name="T10">;</text:span></text:p>
      <text:p text:style-name="P8"><text:span text:style-name="T10"><text:s/>id is a new field</text:span></text:p>
      <text:p text:style-name="P38"><text:span text:style-name="T10">O</text:span><text:span text:style-name="T9">R db.createCollection(&lt;collection name&gt;)</text:span></text:p>
      <text:p text:style-name="P9"><text:span text:style-name="T1">Update:(update,updateOne,updateMany,replaceOne,findAndModify,findOneAndUpdate,</text:span></text:p>
      <text:p text:style-name="P5"><text:span text:style-name="T20">findOneAndReplace,save,bulkWrite)</text:span></text:p>
      <text:p text:style-name="P1">1.<text:span text:style-name="T6">wdt $set</text:span></text:p>
      <text:p text:style-name="P1"><text:tab/><text:tab/>only_id &amp;those fields r left <text:span text:style-name="T5">mentioned in query</text:span></text:p>
      <text:p text:style-name="P1">2. <text:span text:style-name="T6">wd $set</text:span></text:p>
      <text:p text:style-name="P1"><text:tab/><text:tab/>db.operatorcoll.update({'name':'akansha'},{$set{name:'adi','address.city':'mumbai'}})</text:p>
      <text:p text:style-name="P1">3. <text:span text:style-name="T6">wdt multi:true</text:span></text:p>
      <text:p text:style-name="P1"><text:tab/><text:tab/><text:tab/>only 1<text:span text:style-name="T2">st</text:span> document is updated</text:p>
      <text:p text:style-name="P1">4. <text:span text:style-name="T6">wd multi</text:span></text:p>
      <text:p text:style-name="P2"><text:span text:style-name="T4"><text:tab/>db.operatorcoll.update({'name':'akansha'},{$set{name:'adi','address.city':'mumbai'}},<text:tab/>{multi:true})</text:span></text:p>
      <text:p text:style-name="P3">5.<text:span text:style-name="T6">wd unset</text:span></text:p>
      <text:p text:style-name="P3"><text:tab/> db.operatorcoll.update({'name':'adi'},{$unset:{name:'aki','address.city':'mumbai'}})</text:p>
      <text:p text:style-name="P4"><text:span text:style-name="T6">OR</text:span> <text:s text:c="6"/>db.operatorcoll.update({'name':'adi'},{$unset:{name:1}})</text:p>
      <text:p text:style-name="P17">OR <text:span text:style-name="T31"><text:tab/></text:span><text:span text:style-name="T35"> db.operatorcoll.update</text:span><text:span text:style-name="T36">Many</text:span><text:span text:style-name="T33">({},{$unset:{name:’’}})</text:span></text:p>
      <text:p text:style-name="P4"/>
      <text:p text:style-name="P3">name&amp; address.city field will not b der for first found document of adi</text:p>
      <text:p text:style-name="P4">6.<text:span text:style-name="T6">wd upsert</text:span></text:p>
      <text:p text:style-name="P30"><text:span text:style-name="T6">error- </text:span><text:span text:style-name="T9">db.operatorcoll.update({'item':'EFG222'},{'reorder':false},{multi:true,upsert:true}) //multi works wd $</text:span></text:p>
      <text:p text:style-name="P6">solution- <text:span text:style-name="T9">db.operatorcoll.update({'item':'EFG222'},{$set:{'reorder':false}},{multi:true,upsert:true})</text:span></text:p>
      <text:p text:style-name="P27">if no sch document then it will create new document </text:p>
      <text:p text:style-name="P31"><text:span text:style-name="T6">eg:</text:span> db.operatorcoll.update({'item':'EFG222','reorder':true},{$set:{'reorder':false}},{multi:true,upsert:true})</text:p>
      <text:p text:style-name="P45">creates new document with _id,item,reorder=false</text:p>
      <text:p text:style-name="P9"><text:span text:style-name="T74">save</text:span></text:p>
      <text:p text:style-name="P32"><text:span text:style-name="T6">1.</text:span>wd <text:s text:c="2"/>_id <text:s text:c="2"/>- <text:s/><text:span text:style-name="T6">update </text:span><text:s text:c="3"/><text:tab/>db.operatorcoll.save({_id:6},{$set:{id:0,<text:span text:style-name="T22">name:’a’</text:span>}}) //<text:span text:style-name="T21">left with _id=6</text:span></text:p>
      <text:p text:style-name="P32"><text:span text:style-name="T6">2.</text:span> wdt <text:s/>_id <text:s text:c="2"/>- <text:s text:c="2"/><text:span text:style-name="T6">insert </text:span><text:tab/><text:tab/>db.operatorcoll.save({id:11},{id:0}) <text:s/>//id=11 &amp; ObjectId</text:p>
      <text:p text:style-name="P46">it check if _id is presnt then it’ll update else insert like<text:span text:style-name="T6"> upsert:true </text:span><text:span text:style-name="T13">&amp;</text:span><text:span text:style-name="T7"> returns – </text:span><text:span text:style-name="T14">WriteResult</text:span></text:p>
      <text:p text:style-name="P9"><text:span text:style-name="T75">ARRAY</text:span></text:p>
      <text:p text:style-name="P11">Nested query : city.zip</text:p>
      <text:p text:style-name="P10">Embedded query : city:{state:’’zip’’}</text:p>
      <text:p text:style-name="P10">Array : arr.0 , contact.phone </text:p>
      <text:p text:style-name="P24"><text:span text:style-name="T70">eg:</text:span><text:span text:style-name="T33">{ item</text:span><text:span text:style-name="T62">:</text:span><text:span text:style-name="T33"> </text:span><text:span text:style-name="T65">"journal"</text:span><text:span text:style-name="T33">, qty</text:span><text:span text:style-name="T62">:</text:span><text:span text:style-name="T33"> </text:span><text:span text:style-name="T67">25</text:span><text:span text:style-name="T33">, tags</text:span><text:span text:style-name="T62">:</text:span><text:span text:style-name="T33"> [</text:span><text:span text:style-name="T65">"blank"</text:span><text:span text:style-name="T33">, </text:span><text:span text:style-name="T65">"red"</text:span><text:span text:style-name="T33">], dim_cm</text:span><text:span text:style-name="T62">:</text:span><text:span text:style-name="T33"> [ </text:span><text:span text:style-name="T67">14</text:span><text:span text:style-name="T33">, </text:span><text:span text:style-name="T67">21</text:span><text:span text:style-name="T33"> ] },</text:span></text:p>
      <text:p text:style-name="P48"><text:span text:style-name="T72">db.inventory.find( { tags</text:span><text:span text:style-name="T23">:</text:span><text:span text:style-name="T72"> [</text:span><text:span text:style-name="T26">"red"</text:span><text:span text:style-name="T72">, </text:span><text:span text:style-name="T26">"blank"</text:span><text:span text:style-name="T72">] } ) //</text:span><text:span text:style-name="T8"> error –</text:span><text:span text:style-name="T73"> shoulbe in order </text:span></text:p>
      <text:p text:style-name="P51"><text:span text:style-name="T73">db.inventory.find( { "instock": { qty: 5, warehouse: "A" } } ) //</text:span><text:span text:style-name="T72">order matters </text:span><text:span text:style-name="T6">res-No o/p </text:span></text:p>
      <text:p text:style-name="P49"><text:span text:style-name="T72">db.inventory.find( { tags: { $all: ["red", "blank"] } } ) </text:span><text:span text:style-name="T6">solution –</text:span><text:span text:style-name="T72"> unorder</text:span></text:p>
      <text:p text:style-name="P50"><text:span text:style-name="T72">db.inventory.find( { tags: "red" } ) - </text:span><text:span text:style-name="T6">particular element</text:span></text:p>
      <text:p text:style-name="P25"><text:soft-page-break/><text:span text:style-name="T33">db.inventory.find( { dim_cm: { $gt: 15, $lt: 20 } } ) -</text:span><text:span text:style-name="T44">single doc (&gt;15,&lt;20 or both)</text:span></text:p>
      <text:p text:style-name="P28"><text:span text:style-name="T31">db.inventory.find({ dim_cm: { $elemMatch: { $gt: 22, $lt: 30 } } } )-</text:span><text:span text:style-name="T47">multiple</text:span><text:span text:style-name="T49">cond.</text:span><text:span text:style-name="T57">(</text:span><text:span text:style-name="T48">both</text:span><text:span text:style-name="T57">)</text:span></text:p>
      <text:p text:style-name="P47">db.inventory.find( { "dim_cm.1": { $gt: 25 } } )</text:p>
      <text:p text:style-name="P9"><text:span text:style-name="T75">Null : </text:span><text:span text:style-name="T16"><text:s/>db.inventory.find({item:null})</text:span></text:p>
      <text:p text:style-name="P13"><text:span text:style-name="T9">result-</text:span></text:p>
      <text:p text:style-name="P12"><text:span text:style-name="T9">{ "_id" : 1, "item" : null }</text:span></text:p>
      <text:p text:style-name="P40"><text:span text:style-name="T9">{ "_id" : 2 }</text:span></text:p>
      <text:p text:style-name="P14"><text:span text:style-name="T76">D</text:span>elete<text:span text:style-name="T78">(</text:span>deleteOne,deleteMany,<text:span text:style-name="T77">remove,findOneAndDelete</text:span>)</text:p>
      <text:p text:style-name="P26"><text:span text:style-name="T71">1.delete all – </text:span><text:span text:style-name="T33">db.inventory.deleteMany({})</text:span></text:p>
      <text:p text:style-name="P41"><text:span text:style-name="T31">2.remove()</text:span><text:span text:style-name="T33">-remove 1 or all </text:span></text:p>
      <text:p text:style-name="P15"><text:span text:style-name="T31">Drop</text:span></text:p>
      <text:p text:style-name="P16"><text:span text:style-name="T31">1.drop collection </text:span><text:span text:style-name="T33"><text:s/>- db.students.drop() //remove collection &amp; index</text:span></text:p>
      <text:p text:style-name="P43"><text:span text:style-name="T31">2.drop databse</text:span><text:span text:style-name="T33"> - <text:s/></text:span><text:span text:style-name="T34">db.dropDatabase()</text:span></text:p>
      <text:p text:style-name="P19"><text:span text:style-name="T31">Count</text:span></text:p>
      <text:p text:style-name="P19"><text:span text:style-name="T31">1.count all -db.users.count()</text:span></text:p>
      <text:p text:style-name="P19"><text:span text:style-name="T31">2.count a field -</text:span><text:span text:style-name="T33">db.inventory.count({qty:{$exists:true}});</text:span></text:p>
      <text:p text:style-name="P44"><text:span text:style-name="T31">3.count on condition - </text:span><text:span text:style-name="T37"><text:s/>db.inventory.count({qty:{$gt:3}}) </text:span><text:span text:style-name="T58">OR </text:span><text:span text:style-name="T38">db.usesr.find({price:{$lt:3}}).count()</text:span></text:p>
      <text:p text:style-name="P19"><text:span text:style-name="T31"/></text:p>
      <text:p text:style-name="P33"><text:span text:style-name="T59">AGGREGATION:</text:span></text:p>
      <text:p text:style-name="P20"><text:span text:style-name="T31"/></text:p>
      <text:p text:style-name="P34"><text:span text:style-name="T50">1.count </text:span><text:span text:style-name="T52">All</text:span><text:span text:style-name="T50"> - </text:span><text:span text:style-name="T32">db.orders.aggregate( [{</text:span><text:span text:style-name="T54">$group</text:span><text:span text:style-name="T63">:</text:span><text:span text:style-name="T39"> {</text:span><text:span text:style-name="T61"> </text:span><text:span text:style-name="T54">_id</text:span><text:span text:style-name="T63">:</text:span><text:span text:style-name="T39"> </text:span><text:span text:style-name="T69">null</text:span><text:span text:style-name="T39">,</text:span><text:span text:style-name="T54">count</text:span><text:span text:style-name="T55">_doc</text:span><text:span text:style-name="T63">:</text:span><text:span text:style-name="T39"> { </text:span><text:span text:style-name="T54">$sum</text:span><text:span text:style-name="T63">:</text:span><text:span text:style-name="T39"> </text:span><text:span text:style-name="T68">1</text:span><text:span text:style-name="T39"> }}</text:span><text:span text:style-name="T32">}] )</text:span></text:p>
      <text:p text:style-name="P35"><text:span text:style-name="T51">2.sum-</text:span><text:span text:style-name="T33">db.orders.aggregate( [</text:span><text:span text:style-name="T32">{</text:span><text:span text:style-name="T61"> </text:span><text:span text:style-name="T54">$group</text:span><text:span text:style-name="T63">:</text:span><text:span text:style-name="T39"> {</text:span><text:span text:style-name="T54">_id</text:span><text:span text:style-name="T63">:</text:span><text:span text:style-name="T39"> </text:span><text:span text:style-name="T69">null</text:span><text:span text:style-name="T39">,</text:span><text:span text:style-name="T54">total</text:span><text:span text:style-name="T63">:</text:span><text:span text:style-name="T64">{</text:span><text:span text:style-name="T41">$sum</text:span><text:span text:style-name="T63">:</text:span><text:span text:style-name="T39"> </text:span><text:span text:style-name="T66">"$price"</text:span><text:span text:style-name="T39"> }}</text:span><text:span text:style-name="T32">}] )</text:span></text:p>
      <text:p text:style-name="P36"><text:span text:style-name="T52">3.count Cond.-</text:span><text:span text:style-name="T33">db.order.aggregate([</text:span><text:span text:style-name="T32">{</text:span><text:span text:style-name="T41">$group</text:span><text:span text:style-name="T63">:</text:span><text:span text:style-name="T39">{</text:span><text:span text:style-name="T61"> </text:span><text:span text:style-name="T41">_id</text:span><text:span text:style-name="T63">:</text:span><text:span text:style-name="T66">"$cust_id"</text:span><text:span text:style-name="T39">,</text:span><text:span text:style-name="T41">tota</text:span><text:span text:style-name="T42">l</text:span><text:span text:style-name="T40">{</text:span><text:span text:style-name="T41">$sum</text:span><text:span text:style-name="T63">:</text:span><text:span text:style-name="T66">"$price"</text:span><text:span text:style-name="T39">}}</text:span><text:span text:style-name="T32">}] )</text:span></text:p>
      <text:p text:style-name="P37"><text:span text:style-name="T53">4.sort-</text:span><text:span text:style-name="T33">db.o.aggregate([</text:span><text:span text:style-name="T32">{</text:span><text:span text:style-name="T54">$group</text:span><text:span text:style-name="T63">:</text:span><text:span text:style-name="T39">{_</text:span><text:span text:style-name="T43">id</text:span><text:span text:style-name="T63">:</text:span><text:span text:style-name="T66">"$cust_id"</text:span><text:span text:style-name="T39">,</text:span><text:span text:style-name="T54">total</text:span><text:span text:style-name="T63">:</text:span><text:span text:style-name="T39">{</text:span><text:span text:style-name="T54">$sum</text:span><text:span text:style-name="T63">:</text:span><text:span text:style-name="T66">"$price"</text:span><text:span text:style-name="T39">}</text:span><text:span text:style-name="T43">}}</text:span><text:span text:style-name="T32">,</text:span><text:span text:style-name="T39">{</text:span><text:span text:style-name="T54">$sort</text:span><text:span text:style-name="T63">:</text:span><text:span text:style-name="T39">{</text:span><text:span text:style-name="T54">total</text:span><text:span text:style-name="T63">:</text:span><text:span text:style-name="T39"> </text:span><text:span text:style-name="T68">1</text:span><text:span text:style-name="T39">}}</text:span><text:span text:style-name="T32">])</text:span></text:p>
      <text:p text:style-name="P23"><text:span text:style-name="T33"/></text:p>
      <text:p text:style-name="P22"><text:span text:style-name="T33"/></text:p>
      <text:p text:style-name="P21"><text:span text:style-name="T33"/></text:p>
      <text:p text:style-name="P29"><text:span text:style-name="T3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5T09:02:19.164549556</meta:creation-date>
    <dc:date>2017-04-15T18:24:37.470801819</dc:date>
    <meta:editing-duration>PT9H10M56S</meta:editing-duration>
    <meta:editing-cycles>66</meta:editing-cycles>
    <meta:generator>LibreOffice/5.1.6.2$Linux_X86_64 LibreOffice_project/10m0$Build-2</meta:generator>
    <meta:document-statistic meta:table-count="0" meta:image-count="0" meta:object-count="0" meta:page-count="2" meta:paragraph-count="68" meta:word-count="347" meta:character-count="3393" meta:non-whitespace-character-count="3061"/>
  </office:meta>
</office:document-meta>
</file>